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style="normal" fo:font-weight="normal" style:font-style-asian="normal" style:font-weight-asian="normal" style:font-style-complex="normal" style:font-weight-complex="normal"/>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break-before="page"/>
      <style:text-properties fo:language="en" fo:country="GB" fo:font-weight="bold" style:font-weight-asian="bold" style:font-weight-complex="bold"/>
    </style:style>
    <style:style style:name="P7" style:family="paragraph" style:parent-style-name="Standard">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RM (Customer Relationship Management)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DBS (Draig Billing System). <text:s/>This consists of triaging client issues, testing new versions of DBS and coordinating with clients when an update or patch is to be applied. The second team is development, which mainly works on DBS, as well as providing support for data clean up and major support issues.</text:p>
      <text:p text:style-name="P1"/>
      <text:p text:style-name="P1">The two teams are physically separate, with the support team and administration staff in a smaller upstairs office. The development team is located downstairs in a larger office, which also contains a large meeting table. <text:s/></text:p>
      <text:p text:style-name="P1"/>
      <text:p text:style-name="P1">I was employed in the support team, as technical support. When I started there were three teams, Support, Testing and Development. During that time I worked mainly with testing and support, my main duty was to support. After about seven months the leader of the testing team left the company, and the testing and support teams were merged into a single support team.</text:p>
      <text:p text:style-name="P1"/>
      <text:p text:style-name="P1">[ Diagram of Teams before and after ]</text:p>
      <text:p text:style-name="P1"/>
      <text:p text:style-name="P1">For each of the teams there is a team manager, who report to the Managing Director. <text:s/>Aside from the two support and development teams there are client project managers which work closely with one or more client to ensure that their respective projects are on track and have been given the resources they require.</text:p>
      <text:p text:style-name="P1"/>
      <text:p text:style-name="P1">I was placed in the support team, which meant I reported to the support team leader, who managed my tasks and made sure targets were met. Although not all of my tasks came from the support team, due to Draig being a small company, many of my tasks would come from the Managing Director and other team leaders. <text:s/>When there was a testing team, the team leader would often request me to assist him with his activities.</text:p>
      <text:p text:style-name="P1"/>
      <text:p text:style-name="P1">During the last few months of my employment, Draig hired another employee to work in the support team. He will be doing the same as me, so I was to mentor him.</text:p>
      <text:p text:style-name="P1"/>
      <text:p text:style-name="P6">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was laptops with 4GB RAM and 500GB-1TB HDD. All machines have dual monitors, of good quality. We were encouraged to store our documentation and scripts on the network drive, which was a simple Windows network NTFS share, running on the main server.</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a star topology. Each office has a dedicated 24port Switch, with WiFi being supported by a [CONFIRM Device]</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ext:p>
      <text:p text:style-name="P1"/>
      <text:p text:style-name="P1">All of the machines run Windows Server 2008 RC 2 aside from the main server which runs Windows Server 2003, and some of the machines which are used solely for administrative tasks which run Windows XP. For development, due to Microsoft CRM 4.0 and Visual Basic 6 restrictions, we are forced to use virtual machines which contain CRM 4.0 and some DBS subsystems.</text:p>
      <text:p text:style-name="P1"/>
      <text:p text:style-name="P1">Draig use Microsoft Share point[1] as their main form of content storage and sharing. The share point site has sections for each team and even for each client. <text:s/>This is use to store information such as documentation for DBS and project plans for clients. Microsoft Project[1] is used to manage each team, and future client releases. All of the documents are written using Microsoft Office 2012/07.</text:p>
      <text:p text:style-name="P1"/>
      <text:p text:style-name="P1">For time management Draig use an in house system called ETHEL (Escape from Time sheet HELl). <text:s text:c="2"/>When an employee works on a project they must make sure to record it in ETHEL. </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to UAT/FAT server, due to the way that DBS manages it's configuration, when backing up the database it will also backup the absolute URL of the Live server, so when the back up is restored the UAT/FAT system will attempt to establish communication to the Live server. As you can imagine having a test server communicating with the Live server is not the best situation.</text:p>
      <text:p text:style-name="P1"/>
      <text:p text:style-name="P3">Application Environment</text:p>
      <text:p text:style-name="P4"><text:soft-page-break/>When working in the support team I had the chance to use all the systems. When a client raises an issue, it will come in via phone or email and I will manually enter it into TFS. Or a client can raise an issue directly into the TFS system via the web interface. Once an issue has been raised. I would categorise it, and a) pass it down to a developer so they can develop a fix for it or, b) I'd investigate and develop a fix for it which would be applied to the FAT server and then Live.</text:p>
      <text:p text:style-name="P1"/>
      <text:p text:style-name="P1">[Diagram of data fl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1"/>
      <text:p text:style-name="P1"/>
      <text:p text:style-name="P1">Describe the Hardware and Software Environment</text:p>
      <text:p text:style-name="P1">Comment of my experience of this environment</text:p>
      <text:p text:style-name="P1">What computer systems I worked on were doing</text:p>
      <text:p text:style-name="P1">Flow of information with in the company</text:p>
      <text:p text:style-name="P6">What I Did</text:p>
      <text:p text:style-name="P5"/>
      <text:p text:style-name="P5">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5"/>
      <text:p text:style-name="P5">Also following on from bench testing, another smaller project related to testing this one only lasted a few days, and was used something [STRESS TESTING]</text:p>
      <text:p text:style-name="P5"/>
      <text:p text:style-name="P5">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5"/>
      <text:p text:style-name="P5">Half way though the bench and UI testing projects, I was moved up stairs to the support department. Form here on I was part of support, and reported to the lead support manager. My role in the department was to provide technical support, and assistance with the service desk. As well as my original projects. Working on the service desk meant that I had to reply to emails from clients and assit in managing the phones. <text:s/>This would mean that when a client phones up with issue I would have to make sure that it gets logged into our system. If the issue is urgent, I would have to make sure that a developer gets informed and starts working on it. In other cases if the calls were not urgent, then they would be placed on the review list, where a member of the support team, would meet with the development team leader and they would assign out the issues to members of the support and development teams.</text:p>
      <text:p text:style-name="P5"/>
      <text:p text:style-name="P5">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ll issues. <text:s/>The script would then be reviewed by one of the developers and then put to use on the service desk.</text:p>
      <text:p text:style-name="P5"/>
      <text:p text:style-name="P5">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text:soft-page-break/>manager.</text:p>
      <text:p text:style-name="P5"/>
      <text:p text:style-name="P5">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5"/>
      <text:p text:style-name="P5">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5"/>
      <text:p text:style-name="P5">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5"/>
      <text:p text:style-name="P5">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5"/>
      <text:p text:style-name="P5">Bench testing</text:p>
      <text:p text:style-name="P5">Automatic UI testing</text:p>
      <text:p text:style-name="P5"><text:tab/>Stress testing – The API calls one.</text:p>
      <text:p text:style-name="P5">Support Tasks</text:p>
      <text:p text:style-name="P5"><text:tab/>Email/Service Desk</text:p>
      <text:p text:style-name="P5"><text:tab/>Technical </text:p>
      <text:p text:style-name="P5"><text:tab/>Testing Versions</text:p>
      <text:p text:style-name="P5">Admin Utility</text:p>
      <text:p text:style-name="P5">Server deployments</text:p>
      <text:p text:style-name="P5">Training.</text:p>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1T14:26:31</meta:creation-date>
    <dc:date>2012-09-13T13:28:17</dc:date>
    <meta:editing-duration>PT13H25M46S</meta:editing-duration>
    <meta:editing-cycles>79</meta:editing-cycles>
    <meta:generator>OpenOffice.org/3.2$Unix OpenOffice.org_project/320m12$Build-9483</meta:generator>
    <dc:creator>Osaka </dc:creator>
    <meta:document-statistic meta:table-count="0" meta:image-count="0" meta:object-count="0" meta:page-count="5" meta:paragraph-count="47" meta:word-count="2483" meta:character-count="14059"/>
  </office:meta>
</office:document-meta>
</file>